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5-10-1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5-05-0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4-10-0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4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3-04-0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2-04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1-10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1-04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0-10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20-04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9-03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8-04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6-04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4-03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3-02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1-03-2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10-03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08-03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06-03-16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04-03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02-02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2000-02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9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545091383701</text:p>
          </table:table-cell>
          <table:table-cell office:value-type="string" calcext:value-type="string">
            <text:p>11S05W08CCC1</text:p>
          </table:table-cell>
          <table:table-cell office:value-type="string" calcext:value-type="string">
            <text:p>196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